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fad" officeooo:paragraph-rsid="000fffad"/>
    </style:style>
    <style:style style:name="P2" style:family="paragraph" style:parent-style-name="Standard">
      <style:text-properties officeooo:rsid="000fffad" officeooo:paragraph-rsid="001620d5"/>
    </style:style>
    <style:style style:name="P3" style:family="paragraph" style:parent-style-name="Standard">
      <style:text-properties officeooo:rsid="000fffad" officeooo:paragraph-rsid="001d85d0"/>
    </style:style>
    <style:style style:name="P4" style:family="paragraph" style:parent-style-name="Standard">
      <style:text-properties officeooo:rsid="0018e116" officeooo:paragraph-rsid="0019b90a"/>
    </style:style>
    <style:style style:name="P5" style:family="paragraph" style:parent-style-name="Standard">
      <style:text-properties officeooo:rsid="00155e33" officeooo:paragraph-rsid="001d85d0"/>
    </style:style>
    <style:style style:name="P6" style:family="paragraph" style:parent-style-name="Standard">
      <style:text-properties style:text-underline-style="none" officeooo:rsid="0014a2d5" officeooo:paragraph-rsid="000fffad"/>
    </style:style>
    <style:style style:name="P7" style:family="paragraph" style:parent-style-name="Standard">
      <style:paragraph-properties fo:text-align="center" style:justify-single-word="false"/>
      <style:text-properties fo:font-size="20pt" fo:font-style="italic" fo:text-shadow="1pt 1pt" style:text-underline-style="solid" style:text-underline-width="auto" style:text-underline-color="font-color" fo:font-weight="bold" officeooo:rsid="000fffad" officeooo:paragraph-rsid="000fffa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141c42"/>
    </style:style>
    <style:style style:name="T2" style:family="text">
      <style:text-properties officeooo:rsid="00155e33"/>
    </style:style>
    <style:style style:name="T3" style:family="text">
      <style:text-properties officeooo:rsid="001b44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sion document</text:p>
      <text:p text:style-name="P1"/>
      <text:p text:style-name="P3">The <text:span text:style-name="T2">pur</text:span>p<text:span text:style-name="T2">o</text:span>se of this <text:span text:style-name="T1">project </text:span>is to <text:span text:style-name="T2">develop a software for a digital library. </text:span></text:p>
      <text:p text:style-name="P2"/>
      <text:p text:style-name="P4">There are many reasons why one might want digital libraries. They might make research easier for <text:span text:style-name="T3">students, teachers and librarians</text:span>. They might ease the budget pressures on libraries. <text:s/>But perhaps their most important advantage would be their ability to help society, to make information more available, raise its quality, and increase its diversity. </text:p>
      <text:p text:style-name="P4"/>
      <text:p text:style-name="P5">This software is mainly intended for librarians at public and private libraries. Students and teachers may also use the system if they want to create their own library. </text:p>
      <text:p text:style-name="P3"/>
      <text:p text:style-name="P5">System users may be able to add, modify, and delete books.</text:p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7:19:12.835248499</meta:creation-date>
    <dc:date>2016-04-10T19:23:21.397773181</dc:date>
    <meta:editing-duration>PT1H15M13S</meta:editing-duration>
    <meta:editing-cycles>19</meta:editing-cycles>
    <meta:generator>LibreOffice/5.0.5.2$Linux_X86_64 LibreOffice_project/00m0$Build-2</meta:generator>
    <meta:document-statistic meta:table-count="0" meta:image-count="0" meta:object-count="0" meta:page-count="1" meta:paragraph-count="5" meta:word-count="108" meta:character-count="668" meta:non-whitespace-character-count="561"/>
  </office:meta>
</office:document-meta>
</file>